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2-09-23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2-08-08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2-07-19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2-06-2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2-05-13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2-04-26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2-03-2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2-02-1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2-01-21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11-1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10-2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9-22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8-11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7-29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7-23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6-02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5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4-15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3-18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2-24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1-01-12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11-30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09-14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08-1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06-0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05-15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04-07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03-06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02-0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20-01-0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12-20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11-06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10-10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09-18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08-20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07-17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06-17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05-15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04-19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03-21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02-01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9-01-16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12-11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11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10-10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09-18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08-22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07-19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06-2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05-22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03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02-23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8-01-18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7-12-12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7-07-2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7-06-1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7-05-31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7-04-20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7-03-23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7-02-17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7-01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12-01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11-2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10-17 1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09-2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08-26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07-19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06-15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05-05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04-06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03-23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02-16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6-01-2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12-04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11-19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10-2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09-02 1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08-03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07-07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06-02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05-19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04-0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03-24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02-17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5-01-07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4-12-08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4-11-17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4-10-30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4-09-09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4-08-18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4-07-29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4-06-2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4-05-2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4-01-21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3-12-09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3-11-27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3-09-26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3-08-06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3-07-12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3-06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3-05-13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3-04-29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3-03-26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11-28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10-2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09-2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08-31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07-27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06-25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05-17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04-10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03-15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02-16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2-01-2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1-12-2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1-11-2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1-10-27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1-09-1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1-08-30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1-07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1-06-0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1-05-19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0</text:p>
          </table:table-cell>
          <table:table-cell office:value-type="string" calcext:value-type="string">
            <text:p>2011-04-1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1" meta:object-count="0"/>
    <meta:user-defined meta:name="AppVersion">3.0</meta:user-defined>
  </office:meta>
</office:document-meta>
</file>